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93047" officeooo:paragraph-rsid="00093047" style:font-weight-asian="bold" style:font-weight-complex="bold"/>
    </style:style>
    <style:style style:name="P2" style:family="paragraph" style:parent-style-name="Standard">
      <style:text-properties fo:font-size="9.5pt" style:text-underline-style="solid" style:text-underline-width="auto" style:text-underline-color="font-color" fo:font-weight="bold" officeooo:rsid="00093047" officeooo:paragraph-rsid="00093047" style:font-size-asian="9.5pt" style:font-weight-asian="bold" style:font-size-complex="9.5pt" style:font-weight-complex="bold"/>
    </style:style>
    <style:style style:name="P3" style:family="paragraph" style:parent-style-name="Standard">
      <style:text-properties fo:font-size="9.5pt" style:text-underline-style="solid" style:text-underline-width="auto" style:text-underline-color="font-color" fo:font-weight="bold" officeooo:rsid="0009ced8" officeooo:paragraph-rsid="0009ced8" style:font-size-asian="9.5pt" style:font-weight-asian="bold" style:font-size-complex="9.5pt" style:font-weight-complex="bold"/>
    </style:style>
    <style:style style:name="P4" style:family="paragraph" style:parent-style-name="Text_20_body">
      <style:text-properties officeooo:paragraph-rsid="0009ced8"/>
    </style:style>
    <style:style style:name="P5" style:family="paragraph" style:parent-style-name="Text_20_body">
      <style:text-properties fo:font-size="9.5pt" officeooo:paragraph-rsid="0009ced8" style:font-size-asian="9.5pt" style:font-size-complex="9.5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9ced8" style:font-weight-asian="normal" style:font-weight-complex="normal"/>
    </style:style>
    <style:style style:name="T4" style:family="text">
      <style:text-properties style:text-position="super 58%" style:text-underline-style="none" fo:font-weight="normal" style:font-weight-asian="normal" style:font-weight-complex="normal"/>
    </style:style>
    <style:style style:name="T5" style:family="text">
      <style:text-properties style:text-position="0% 100%" style:text-underline-style="none"/>
    </style:style>
    <style:style style:name="T6" style:family="text">
      <style:text-properties style:text-position="0% 100%" style:text-underline-style="none" fo:font-weight="normal" style:font-weight-asian="normal" style:font-weight-complex="normal"/>
    </style:style>
    <style:style style:name="T7" style:family="text">
      <style:text-properties style:text-position="0% 100%" style:text-underline-style="none" fo:font-weight="normal" officeooo:rsid="0009ced8" style:font-weight-asian="normal" style:font-weight-complex="normal"/>
    </style:style>
    <style:style style:name="T8" style:family="text">
      <style:text-properties style:text-position="0% 100%" style:text-underline-style="none" officeooo:rsid="0009ced8"/>
    </style:style>
    <style:style style:name="T9" style:family="text">
      <style:text-properties officeooo:rsid="0009ced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9ced8" style:font-weight-asian="bold" style:font-weight-complex="bold"/>
    </style:style>
    <style:style style:name="T12" style:family="text">
      <style:text-properties fo:font-size="9.5pt" style:font-size-asian="9.5pt" style:font-size-complex="9.5pt"/>
    </style:style>
    <style:style style:name="T13" style:family="text">
      <style:text-properties fo:font-size="9.5pt" officeooo:rsid="0009ced8" style:font-size-asian="9.5pt" style:font-size-complex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ce brute :</text:p>
      <text:p text:style-name="P1"><text:span text:style-name="T2"/></text:p>
      <text:p text:style-name="P2"><text:span text:style-name="T1">VARIABLES </text:span><text:span text:style-name="T2">:</text:span></text:p>
      <text:p text:style-name="P2"><text:span text:style-name="T2"/></text:p>
      <text:p text:style-name="P2"><text:span text:style-name="T2">liste_combinaisons : liste de liste de dictionnaires</text:span></text:p>
      <text:p text:style-name="P2"><text:span text:style-name="T2">liste, combinaison, </text:span><text:span text:style-name="T3">éléments, éléments_meilleur_poids</text:span><text:span text:style-name="T2"> : liste de dictionnaires</text:span></text:p>
      <text:p text:style-name="P3"><text:span text:style-name="T2">éléments : dictionnaire</text:span></text:p>
      <text:p text:style-name="P2"><text:span text:style-name="T2">liste_nombres_binaires : liste de chaînes de caractères</text:span></text:p>
      <text:p text:style-name="P2"><text:span text:style-name="T2">i, n, taille_nombre_binaire, </text:span><text:span text:style-name="T3">mana_max, poids_max</text:span><text:span text:style-name="T2">, poids, mana : entiers</text:span></text:p>
      <text:p text:style-name="P2"><text:span text:style-name="T3">caractère_binaire</text:span><text:span text:style-name="T2"> : chaîne de caractères</text:span></text:p>
      <text:p text:style-name="P2"><text:span text:style-name="T2"/></text:p>
      <text:p text:style-name="P2"><text:span text:style-name="T1">DÉBUT </text:span><text:span text:style-name="T2">:</text:span></text:p>
      <text:p text:style-name="P2"><text:span text:style-name="T2"/></text:p>
      <text:p text:style-name="P2"><text:span text:style-name="T1">Fonction</text:span><text:span text:style-name="T2"> liste_de_toutes_les_possibilités(liste) :</text:span></text:p>
      <text:p text:style-name="P2"><text:span text:style-name="T2"><text:tab/>n ← taille(liste)</text:span></text:p>
      <text:p text:style-name="P2"><text:span text:style-name="T2"><text:tab/>liste_nombres_binaires ← []</text:span></text:p>
      <text:p text:style-name="P2"><text:span text:style-name="T2"><text:tab/></text:span><text:span text:style-name="T1">POUR</text:span><text:span text:style-name="T2"> i </text:span><text:span text:style-name="T1">DE</text:span><text:span text:style-name="T2"> 0 </text:span><text:span text:style-name="T1">À</text:span><text:span text:style-name="T2"> </text:span><text:span text:style-name="T3">(</text:span><text:span text:style-name="T2">2</text:span><text:span text:style-name="T4">n</text:span><text:span text:style-name="T6">-</text:span><text:span text:style-name="T7">1)</text:span><text:span text:style-name="T6">:</text:span></text:p>
      <text:p text:style-name="P2"><text:span text:style-name="T6"><text:tab/><text:tab/>nombre_binaire ← binaire(i)[2:]</text:span></text:p>
      <text:p text:style-name="P2"><text:span text:style-name="T6"><text:tab/><text:tab/>nombre_binaire ← (n – taille(nombre_binaire)) * ‘0’ + nombre_binaire</text:span></text:p>
      <text:p text:style-name="P2"><text:span text:style-name="T6"><text:tab/><text:tab/></text:span><text:span text:style-name="T7">r</text:span><text:span text:style-name="T6">ajouter nombre_binaire à liste_de_nombres_binaires</text:span></text:p>
      <text:p text:style-name="P2"><text:span text:style-name="T6"><text:tab/></text:span><text:span text:style-name="T5">FIN</text:span><text:span text:style-name="T6"> </text:span><text:span text:style-name="T5">POUR</text:span></text:p>
      <text:p text:style-name="P2"><text:span text:style-name="T6"><text:tab/>liste_de_combinaisons ← []</text:span></text:p>
      <text:p text:style-name="P2"><text:span text:style-name="T6"><text:tab/></text:span><text:span text:style-name="T5">POUR</text:span><text:span text:style-name="T6"> </text:span><text:span text:style-name="T7">caractère_binaire </text:span><text:span text:style-name="T8">DANS</text:span><text:span text:style-name="T7"> liste_de_nombres_binaires :</text:span></text:p>
      <text:p text:style-name="P2"><text:span text:style-name="T7"><text:tab/><text:tab/>combinaison ← []</text:span></text:p>
      <text:p text:style-name="P2"><text:span text:style-name="T7"><text:tab/><text:tab/></text:span><text:span text:style-name="T8">POUR</text:span><text:span text:style-name="T7"> i </text:span><text:span text:style-name="T8">DE</text:span><text:span text:style-name="T7"> 0 </text:span><text:span text:style-name="T8">À</text:span><text:span text:style-name="T7"> (taille(caractère_binaire)-1) :</text:span></text:p>
      <text:p text:style-name="P2"><text:span text:style-name="T7"><text:tab/><text:tab/><text:tab/></text:span><text:span text:style-name="T8">SI</text:span><text:span text:style-name="T7"> caractère_binaire[i] = ‘1’ :</text:span></text:p>
      <text:p text:style-name="P5"><text:tab/><text:tab/><text:tab/><text:tab/>rajouter liste[i] <text:span text:style-name="T9">à combinaison</text:span></text:p>
      <text:p text:style-name="P5"><text:tab/><text:tab/><text:tab/><text:span text:style-name="T11">FIN</text:span><text:span text:style-name="T9"> </text:span><text:span text:style-name="T11">SI</text:span></text:p>
      <text:p text:style-name="P5"><text:tab/><text:tab/><text:span text:style-name="T11">FIN</text:span><text:span text:style-name="T9"> </text:span><text:span text:style-name="T11">POUR</text:span></text:p>
      <text:p text:style-name="P5"><text:tab/><text:tab/><text:span text:style-name="T9">rajouter combinaison à liste_combinaisons</text:span></text:p>
      <text:p text:style-name="P5"><text:tab/><text:span text:style-name="T11">FIN</text:span><text:span text:style-name="T9"> </text:span><text:span text:style-name="T11">POUR</text:span></text:p>
      <text:p text:style-name="P5"><text:tab/><text:span text:style-name="T9">Renvoyer liste_combinaisons</text:span></text:p>
      <text:p text:style-name="P5"/>
      <text:p text:style-name="P5"><text:span text:style-name="T11">Fonction</text:span><text:span text:style-name="T9"> rangement_force_brute(liste, poids_max) :</text:span></text:p>
      <text:p text:style-name="P5"><text:tab/><text:span text:style-name="T9">mana_max ← 0</text:span></text:p>
      <text:p text:style-name="P5"><text:tab/><text:span text:style-name="T11">POUR</text:span><text:span text:style-name="T9"> éléments </text:span><text:span text:style-name="T11">DANS</text:span><text:span text:style-name="T9"> liste :</text:span></text:p>
      <text:p text:style-name="P5"><text:tab/><text:tab/><text:span text:style-name="T9">poids ← 0</text:span></text:p>
      <text:p text:style-name="P5"><text:tab/><text:tab/><text:span text:style-name="T9">mana ← 0</text:span></text:p>
      <text:p text:style-name="P5"><text:tab/><text:tab/><text:span text:style-name="T11">POUR</text:span><text:span text:style-name="T9"> élément </text:span><text:span text:style-name="T11">DANS</text:span><text:span text:style-name="T9"> éléments :</text:span></text:p>
      <text:p text:style-name="P5"><text:tab/><text:tab/><text:tab/><text:span text:style-name="T9">poids ← poids + élément[‘Poids’]</text:span></text:p>
      <text:p text:style-name="P5"><text:tab/><text:tab/><text:tab/><text:span text:style-name="T9">mana ← mana + élément[‘Mana’]</text:span></text:p>
      <text:p text:style-name="P5"><text:tab/><text:tab/><text:span text:style-name="T11">FIN</text:span><text:span text:style-name="T9"> </text:span><text:span text:style-name="T11">POUR</text:span></text:p>
      <text:p text:style-name="P5"><text:tab/><text:tab/><text:span text:style-name="T11">SI</text:span><text:span text:style-name="T9"> poids ≤ poids_max </text:span><text:span text:style-name="T11">ET</text:span><text:span text:style-name="T9"> mana_max &lt; mana :</text:span></text:p>
      <text:p text:style-name="P5"><text:tab/><text:tab/><text:tab/><text:span text:style-name="T9">éléments_meilleur_poids ← éléments</text:span></text:p>
      <text:p text:style-name="P5"><text:tab/><text:tab/><text:tab/><text:span text:style-name="T9">mana_max ← mana</text:span></text:p>
      <text:p text:style-name="P5"><text:tab/><text:tab/><text:span text:style-name="T11">FIN</text:span><text:span text:style-name="T9"> </text:span><text:span text:style-name="T11">SI</text:span></text:p>
      <text:p text:style-name="P5"><text:tab/><text:span text:style-name="T11">FIN</text:span><text:span text:style-name="T11"> </text:span><text:span text:style-name="T11">POUR</text:span></text:p>
      <text:p text:style-name="P4"><text:span text:style-name="T12"><text:tab/></text:span><text:span text:style-name="T13">Renvoyer éléments_meilleur_poid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6T18:42:31.973000000</dc:date>
    <meta:editing-duration>PT13M16S</meta:editing-duration>
    <meta:editing-cycles>3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43" meta:word-count="173" meta:character-count="1315" meta:non-whitespace-character-count="1124"/>
  </office:meta>
</office:document-meta>
</file>